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WS STEPS TO CREATE VIRTUAL MACHINE(EC2 INSTANCE-ELASTIC COMPUTE CLOUD)</text:p>
      <text:p text:style-name="Standard"/>
      <text:p text:style-name="Standard"/>
      <text:p text:style-name="Standard">Log in to the console</text:p>
      <text:p text:style-name="Standard">Select EC2 in services</text:p>
      <text:p text:style-name="Standard">Launch Virtual Machine (or) Launch instances</text:p>
      <text:p text:style-name="Standard"/>
      <text:p text:style-name="Standard">step 1: choose AMI(Amazon Machine Image)</text:p>
      <text:p text:style-name="Standard"><text:s text:c="8"/>enable free tier and select ubuntu server 20.04</text:p>
      <text:p text:style-name="Standard"><text:tab/><text:tab/></text:p>
      <text:p text:style-name="Standard">step 2: Choose instance type</text:p>
      <text:p text:style-name="Standard"><text:s text:c="8"/>select t2 (free tier)</text:p>
      <text:p text:style-name="Standard"/>
      <text:p text:style-name="Standard">step 3: Configure instances</text:p>
      <text:p text:style-name="Standard"><text:tab/><text:tab/>U can choose no of instances as per requirement, we can also provide user data</text:p>
      <text:p text:style-name="Standard"><text:tab/><text:tab/>which will be executed when we start the insatnce</text:p>
      <text:p text:style-name="Standard"/>
      <text:p text:style-name="Standard">step 4: Add storage</text:p>
      <text:p text:style-name="Standard"><text:s text:c="8"/>We can provide the type of storage device, size of storage and also can add </text:p>
      <text:p text:style-name="Standard"><text:s text:c="8"/>multiple storage in this step</text:p>
      <text:p text:style-name="Standard"/>
      <text:p text:style-name="Standard">step 5: Add tags:(OPTIONAL)</text:p>
      <text:p text:style-name="Standard"><text:s text:c="8"/>Tag consists of a case-sensitive key-value pair. </text:p>
      <text:p text:style-name="Standard"><text:tab/><text:tab/>For example, you could define a tag with key = Name and value = Webserver.</text:p>
      <text:p text:style-name="Standard"><text:s text:c="8"/>A copy of a tag can be applied to volumes, instances or both.</text:p>
      <text:p text:style-name="Standard"><text:s text:c="8"/>Tags will be applied to all instances and volumes. Learn more about tagging your Amazon EC2 resources.<text:tab/><text:tab/></text:p>
      <text:p text:style-name="Standard"><text:tab/><text:tab/></text:p>
      <text:p text:style-name="Standard">STEP 6: Configure security group</text:p>
      <text:p text:style-name="Standard"><text:s text:c="8"/>Security group is a set of firewall rules that control the traffic for your instance. </text:p>
      <text:p text:style-name="Standard"><text:tab/><text:tab/>On this page, you can add rules to allow specific traffic to reach your instance. </text:p>
      <text:p text:style-name="Standard"><text:tab/><text:tab/>For example, if you want to set up a web server and allow Internet traffic to reach your instance, </text:p>
      <text:p text:style-name="Standard"><text:tab/><text:tab/>add rules that allow unrestricted access to the HTTP and HTTPS ports. </text:p>
      <text:p text:style-name="Standard"><text:tab/><text:tab/>You can create a new security group or select from an existing one</text:p>
      <text:p text:style-name="Standard"><text:tab/><text:tab/>We can add multiple security groups. </text:p>
      <text:p text:style-name="Standard"><text:tab/><text:tab/></text:p>
      <text:p text:style-name="Standard">step 7: Review</text:p>
      <text:p text:style-name="Standard"><text:s text:c="8"/>We can review all configuration settings done before launching</text:p>
      <text:p text:style-name="Standard"><text:tab/><text:tab/></text:p>
      <text:p text:style-name="Standard">step 8: Launch</text:p>
      <text:p text:style-name="Standard"><text:s text:c="8"/>Here we have to create a key pair or choose the existing key pair which is used for authentication .</text:p>
      <text:p text:style-name="Standard"><text:tab/><text:tab/>Once finished with key pair configuration the instance is created.</text:p>
      <text:p text:style-name="Standard"><text:tab/><text:tab/>select the instance click on connect to enter into the instance/VM.</text:p>
      <text:p text:style-name="Standard"><text:tab/><text:tab/></text:p>
      <text:p text:style-name="Standard"><text:tab/><text:tab/></text:p>
      <text:p text:style-name="Standard">#USING PUBLIC PRIVATE KEY PAIR TO LOGIN INTO THE CONSOLE AND USE THE <text:soft-page-break/>INSTANCE </text:p>
      <text:p text:style-name="Standard"/>
      <text:p text:style-name="Standard">PUTTY can be used for this approach </text:p>
      <text:p text:style-name="Standard">The key which we download in aws is in .pem file format in order to use putty we should convert the file to .ppk</text:p>
      <text:p text:style-name="Standard">(putty private key) format. We use PuTTYgen tool for this conversion.</text:p>
      <text:p text:style-name="Standard"/>
      <text:p text:style-name="Standard">STEPS:<text:tab/></text:p>
      <text:p text:style-name="Standard"/>
      <text:p text:style-name="Standard">Open PuTTYgen tool<text:tab/></text:p>
      <text:p text:style-name="Standard">select <text:tab/>load an existing private key file</text:p>
      <text:p text:style-name="Standard">select the .pem file downloaded from aws and click on open</text:p>
      <text:p text:style-name="Standard">save it as private key (.ppk file is generated)</text:p>
      <text:p text:style-name="Standard"/>
      <text:p text:style-name="Standard">Now open putty tool</text:p>
      <text:p text:style-name="Standard">Enter the public ip-address of the instance created in aws</text:p>
      <text:p text:style-name="Standard">Ellaborate SSH present at the left side and select Auth</text:p>
      <text:p text:style-name="Standard">Now u can browse and select the .ppk key generated and click on open</text:p>
      <text:p text:style-name="Standard">This opens ur instance terminal where it asks for username. </text:p>
      <text:p text:style-name="Standard">Once we provide the user user-name it will be authenticated and allows to use the instance created in AW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9T21:03:46.205000000</dc:date>
    <meta:editing-duration>PT1M42S</meta:editing-duration>
    <meta:editing-cycles>1</meta:editing-cycles>
    <meta:document-statistic meta:table-count="0" meta:image-count="0" meta:object-count="0" meta:page-count="2" meta:paragraph-count="53" meta:word-count="450" meta:character-count="2627" meta:non-whitespace-character-count="2097"/>
    <meta:generator>LibreOffice/7.1.8.1$Windows_X86_64 LibreOffice_project/e1f30c802c3269a1d052614453f260e49458c82c</meta:generator>
  </office:meta>
</office:document-meta>
</file>